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0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4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5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paragraph-rsid="00ecf804"/>
    </style:style>
    <style:style style:name="P47" style:family="paragraph" style:parent-style-name="Text_20_body">
      <style:text-properties officeooo:paragraph-rsid="00f2a0eb"/>
    </style:style>
    <style:style style:name="P48" style:family="paragraph" style:parent-style-name="Text_20_body">
      <style:text-properties officeooo:paragraph-rsid="00f43cfc"/>
    </style:style>
    <style:style style:name="P49" style:family="paragraph" style:parent-style-name="Text_20_body">
      <style:text-properties officeooo:rsid="00f43cfc" officeooo:paragraph-rsid="00f51e4e"/>
    </style:style>
    <style:style style:name="P50" style:family="paragraph" style:parent-style-name="Text_20_body">
      <style:text-properties officeooo:rsid="00f51e4e" officeooo:paragraph-rsid="00f51e4e"/>
    </style:style>
    <style:style style:name="P51" style:family="paragraph" style:parent-style-name="Heading_20_1">
      <style:paragraph-properties fo:margin-top="0cm" fo:margin-bottom="0cm" loext:contextual-spacing="false"/>
    </style:style>
    <style:style style:name="P52" style:family="paragraph" style:parent-style-name="Text_20_body">
      <style:text-properties officeooo:rsid="00f6d416" officeooo:paragraph-rsid="00f7f836"/>
    </style:style>
    <style:style style:name="P53" style:family="paragraph" style:parent-style-name="Text_20_body">
      <style:text-properties officeooo:paragraph-rsid="00f7f836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e3ddb4"/>
    </style:style>
    <style:style style:name="T25" style:family="text">
      <style:text-properties officeooo:rsid="00e78caa"/>
    </style:style>
    <style:style style:name="T26" style:family="text">
      <style:text-properties officeooo:rsid="00ecf804"/>
    </style:style>
    <style:style style:name="T27" style:family="text">
      <style:text-properties officeooo:rsid="00ed2c01"/>
    </style:style>
    <style:style style:name="T28" style:family="text">
      <style:text-properties officeooo:rsid="00f06fa4"/>
    </style:style>
    <style:style style:name="T29" style:family="text">
      <style:text-properties officeooo:rsid="00f2a0eb"/>
    </style:style>
    <style:style style:name="T30" style:family="text">
      <style:text-properties officeooo:rsid="00f43cfc"/>
    </style:style>
    <style:style style:name="T31" style:family="text">
      <style:text-properties officeooo:rsid="00f5c9f5"/>
    </style:style>
    <style:style style:name="T32" style:family="text">
      <style:text-properties officeooo:rsid="00f6d416"/>
    </style:style>
    <style:style style:name="T33" style:family="text">
      <style:text-properties officeooo:rsid="00f7f8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51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53"><text:span text:style-name="T32">09.07.2020 – Added chapter 25.8.3</text:span></text:p>
      <text:p text:style-name="P52">06.07.2020 – Added chapter 25.8.1 and 25.8.2</text:p>
      <text:p text:style-name="P50">03.07.2020 - Added chapter 25.8 Editors - Properties Editor - <text:s/>Modifiers Tab.odt<text:span text:style-name="T31">, Update chapter 7.2.2</text:span></text:p>
      <text:p text:style-name="P49">01.07.2020 - Added chapter 25.11 Editors - Properties Editor - Object Constraints Tab</text:p>
      <text:p text:style-name="P48"><text:span text:style-name="T30">30</text:span>.06.2020 - <text:span text:style-name="T29">Updated chapter 25.7</text:span></text:p>
      <text:p text:style-name="P47">2<text:span text:style-name="T28">9</text:span>.06.2020 - Update<text:span text:style-name="T27">d</text:span> <text:span text:style-name="T28">chapters 12, 20 and 25.4, added chapter 25.5</text:span></text:p>
      <text:p text:style-name="Text_20_body">28.06.2020 - Update<text:span text:style-name="T27">d</text:span> the manual to the changes of Bforartists<text:span text:style-name="T27">, splitted chapter 5 into subchapters, added chapter 25.6 Editors - Properties Editor - World Tab</text:span></text:p>
      <text:p text:style-name="P46"><text:span text:style-name="T26">25.06.2020 - Added</text:span> chapter 25.3 Editors - Properties Editor - Output Tab</text:p>
      <text:p text:style-name="P45">21.06.2020 - Added chapters 19 around NLA editor</text:p>
      <text:p text:style-name="P44">17.06.2020 - Added chapters 7.0.x around the 3D view context menus</text:p>
      <text:p text:style-name="P43">12.06.2020 - Updated chapter 36 Standard Keymap</text:p>
      <text:p text:style-name="P42">10.06.2020 - Updated chapter 33 Glossary</text:p>
      <text:p text:style-name="P41">09.06.2020 - Reordered some chapters<text:span text:style-name="T25">, added some missing information</text:span></text:p>
      <text:p text:style-name="P40">09.06.2020 - Removed lots of "Here you can" phrases</text:p>
      <text:p text:style-name="P39">07.06.2020 - Added chapters 18 around Drivers Editor</text:p>
      <text:p text:style-name="P38">29.05<text:span text:style-name="T24">.2020</text:span> - Manual update for upcoming Bforartists 2.1.0 version</text:p>
      <text:p text:style-name="P35">2<text:span text:style-name="T23">8</text:span>.05.2020 - Manual update for upcoming Bforartists 2.1.0 version</text:p>
      <text:p text:style-name="P34">01.06.2020 - Added chapters 17 around Graph Editor</text:p>
      <text:p text:style-name="P34">2<text:span text:style-name="T23">8</text:span>.05.2020 - Manual update for upcoming Bforartists 2.1.0 version</text:p>
      <text:p text:style-name="P37">25.05.2020 - Added chapters 16 around the Timeline</text:p>
      <text:p text:style-name="P37">23.05.2020 - Updated chapters to new sculpting feature Draw Face Sets</text:p>
      <text:p text:style-name="P36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<text:soft-page-break/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<text:soft-page-break/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<text:soft-page-break/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<text:soft-page-break/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30M18S</meta:editing-duration>
    <meta:editing-cycles>217</meta:editing-cycles>
    <meta:generator>LibreOffice/6.3.6.2$Windows_X86_64 LibreOffice_project/2196df99b074d8a661f4036fca8fa0cbfa33a497</meta:generator>
    <dc:date>2020-07-09T12:00:02.539000000</dc:date>
    <meta:document-statistic meta:table-count="1" meta:image-count="0" meta:object-count="0" meta:page-count="5" meta:paragraph-count="135" meta:word-count="2071" meta:character-count="11677" meta:non-whitespace-character-count="9728"/>
    <meta:template xlink:type="simple" xlink:actuate="onRequest" xlink:title="standard1cm" xlink:href="../../../../AppData/Roaming/LibreOffice/4/user/template/standard1cm.ott" meta:date="2016-03-28T18:47:57.125000000"/>
  </office:meta>
</office:document-meta>
</file>